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6"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67d86"/>
    </style:style>
    <style:style style:name="P1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2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00cc00" fo:language="en" fo:country="US"/>
    </style:style>
    <style:style style:name="P27" style:family="paragraph" style:parent-style-name="Text_20_body">
      <style:text-properties fo:language="ru" fo:country="RU"/>
    </style:style>
    <style:style style:name="P28" style:family="paragraph" style:parent-style-name="Text_20_body">
      <style:paragraph-properties fo:text-align="justify" style:justify-single-word="false"/>
      <style:text-properties fo:language="ru" fo:country="RU"/>
    </style:style>
    <style:style style:name="P29"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30"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31"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32" style:family="paragraph" style:parent-style-name="Text_20_body" style:list-style-name="L4">
      <style:text-properties fo:language="ru" fo:country="RU"/>
    </style:style>
    <style:style style:name="P33" style:family="paragraph" style:parent-style-name="Text_20_body" style:list-style-name="L5">
      <style:text-properties fo:language="ru" fo:country="RU" officeooo:paragraph-rsid="001adbb3"/>
    </style:style>
    <style:style style:name="P34" style:family="paragraph" style:parent-style-name="Text_20_body" style:list-style-name="L6">
      <style:paragraph-properties fo:text-align="justify" style:justify-single-word="false"/>
      <style:text-properties fo:language="ru" fo:country="RU"/>
    </style:style>
    <style:style style:name="P35" style:family="paragraph" style:parent-style-name="Text_20_body" style:list-style-name="L7">
      <style:paragraph-properties fo:text-align="justify" style:justify-single-word="false"/>
      <style:text-properties fo:language="ru" fo:country="RU"/>
    </style:style>
    <style:style style:name="P36" style:family="paragraph" style:parent-style-name="Text_20_body" style:list-style-name="L8">
      <style:paragraph-properties fo:text-align="justify" style:justify-single-word="false"/>
      <style:text-properties fo:language="ru" fo:country="RU"/>
    </style:style>
    <style:style style:name="P37"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38"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39"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40"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1"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2" style:family="paragraph" style:parent-style-name="Text_20_body">
      <style:paragraph-properties fo:margin-left="0cm" fo:margin-right="0cm" fo:text-align="justify" style:justify-single-word="false" fo:text-indent="0.499cm" style:auto-text-indent="false"/>
    </style:style>
    <style:style style:name="P43"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44"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45" style:family="paragraph" style:parent-style-name="Text_20_body">
      <style:paragraph-properties fo:margin-left="0cm" fo:margin-right="0cm" fo:text-align="justify" style:justify-single-word="false" fo:text-indent="0.499cm" style:auto-text-indent="false"/>
      <style:text-properties officeooo:rsid="003da7a2" officeooo:paragraph-rsid="003da7a2"/>
    </style:style>
    <style:style style:name="P46" style:family="paragraph" style:parent-style-name="Text_20_body">
      <style:paragraph-properties fo:margin-left="0cm" fo:margin-right="0cm" fo:text-align="justify" style:justify-single-word="false" fo:text-indent="0.499cm" style:auto-text-indent="false"/>
      <style:text-properties officeooo:rsid="003f315e" officeooo:paragraph-rsid="003f315e"/>
    </style:style>
    <style:style style:name="P47"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48"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49"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51"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52" style:family="paragraph" style:parent-style-name="Text_20_body" style:list-style-name="L13">
      <style:paragraph-properties fo:margin-top="0cm" fo:margin-bottom="0.212cm" style:contextual-spacing="false" fo:text-align="justify" style:justify-single-word="false"/>
      <style:text-properties officeooo:paragraph-rsid="003354bb"/>
    </style:style>
    <style:style style:name="P53" style:family="paragraph" style:parent-style-name="Text_20_body">
      <style:paragraph-properties fo:margin-top="0cm" fo:margin-bottom="0.212cm" style:contextual-spacing="false" fo:text-align="justify" style:justify-single-word="false"/>
      <style:text-properties officeooo:paragraph-rsid="003354bb"/>
    </style:style>
    <style:style style:name="P54" style:family="paragraph" style:parent-style-name="Text_20_body" style:list-style-name="L15">
      <style:paragraph-properties fo:margin-top="0cm" fo:margin-bottom="0.212cm" style:contextual-spacing="false" fo:text-align="justify" style:justify-single-word="false"/>
      <style:text-properties officeooo:paragraph-rsid="0035994d"/>
    </style:style>
    <style:style style:name="P55"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6"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58" style:family="paragraph" style:parent-style-name="Heading_20_2">
      <style:text-properties fo:language="ru" fo:country="RU"/>
    </style:style>
    <style:style style:name="P59" style:family="paragraph" style:parent-style-name="Heading_20_2">
      <style:paragraph-properties fo:margin-left="0cm" fo:margin-right="0cm" fo:text-indent="0.499cm" style:auto-text-indent="false"/>
    </style:style>
    <style:style style:name="P60" style:family="paragraph" style:parent-style-name="Heading_20_1">
      <style:paragraph-properties fo:margin-left="0cm" fo:margin-right="0cm" fo:text-align="center" style:justify-single-word="false" fo:text-indent="0.499cm" style:auto-text-indent="false"/>
    </style:style>
    <style:style style:name="P61" style:family="paragraph" style:parent-style-name="First_20_line_20_indent" style:list-style-name="L13"/>
    <style:style style:name="P62" style:family="paragraph" style:parent-style-name="First_20_line_20_indent" style:list-style-name="L13">
      <style:text-properties officeooo:rsid="0036b666" officeooo:paragraph-rsid="0036b666"/>
    </style:style>
    <style:style style:name="P63" style:family="paragraph" style:parent-style-name="First_20_line_20_indent" style:list-style-name="L16">
      <style:text-properties officeooo:paragraph-rsid="0036b666"/>
    </style:style>
    <style:style style:name="P64" style:family="paragraph" style:parent-style-name="First_20_line_20_indent">
      <style:text-properties officeooo:rsid="0038cae1" officeooo:paragraph-rsid="0038cae1"/>
    </style:style>
    <style:style style:name="P65" style:family="paragraph" style:parent-style-name="First_20_line_20_indent">
      <style:text-properties officeooo:rsid="0038cae1" officeooo:paragraph-rsid="003a9e10"/>
    </style:style>
    <style:style style:name="P66" style:family="paragraph" style:parent-style-name="First_20_line_20_indent">
      <style:text-properties officeooo:rsid="003a9e10" officeooo:paragraph-rsid="003a9e10"/>
    </style:style>
    <style:style style:name="P67" style:family="paragraph" style:parent-style-name="First_20_line_20_indent">
      <style:text-properties fo:font-size="15pt" officeooo:rsid="0038cae1" officeooo:paragraph-rsid="003a9e10" style:font-size-asian="15pt" style:font-size-complex="15pt"/>
    </style:style>
    <style:style style:name="P68" style:family="paragraph" style:parent-style-name="First_20_line_20_indent">
      <style:paragraph-properties fo:margin-left="0cm" fo:margin-right="0cm" fo:text-indent="0cm" style:auto-text-indent="false"/>
      <style:text-properties officeooo:rsid="0036b666" officeooo:paragraph-rsid="0036b666"/>
    </style:style>
    <style:style style:name="P69" style:family="paragraph" style:parent-style-name="First_20_line_20_indent" style:list-style-name="L16">
      <style:paragraph-properties fo:margin-left="0cm" fo:margin-right="0cm" fo:text-indent="0cm" style:auto-text-indent="false"/>
      <style:text-properties officeooo:rsid="0036b666" officeooo:paragraph-rsid="0036b666"/>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6b666"/>
    </style:style>
    <style:style style:name="T11" style:family="text">
      <style:text-properties fo:language="ru" fo:country="RU" officeooo:rsid="003820fb"/>
    </style:style>
    <style:style style:name="T12" style:family="text">
      <style:text-properties fo:language="ru" fo:country="RU" officeooo:rsid="0038cae1"/>
    </style:style>
    <style:style style:name="T13" style:family="text">
      <style:text-properties fo:language="ru" fo:country="RU" officeooo:rsid="003a9e10"/>
    </style:style>
    <style:style style:name="T14" style:family="text">
      <style:text-properties fo:language="ru" fo:country="RU" officeooo:rsid="0042e052"/>
    </style:style>
    <style:style style:name="T15" style:family="text">
      <style:text-properties fo:language="en" fo:country="US"/>
    </style:style>
    <style:style style:name="T16" style:family="text">
      <style:text-properties fo:language="en" fo:country="US" officeooo:rsid="0018edcf"/>
    </style:style>
    <style:style style:name="T17" style:family="text">
      <style:text-properties fo:color="#800000"/>
    </style:style>
    <style:style style:name="T18" style:family="text">
      <style:text-properties fo:color="#800000" fo:language="ru" fo:country="RU"/>
    </style:style>
    <style:style style:name="T19" style:family="text">
      <style:text-properties style:use-window-font-color="true"/>
    </style:style>
    <style:style style:name="T20" style:family="text">
      <style:text-properties officeooo:rsid="00167d86"/>
    </style:style>
    <style:style style:name="T21" style:family="text">
      <style:text-properties officeooo:rsid="0018c4f4"/>
    </style:style>
    <style:style style:name="T22" style:family="text">
      <style:text-properties officeooo:rsid="003f3519"/>
    </style:style>
    <style:style style:name="T23" style:family="text">
      <style:text-properties officeooo:rsid="0042e0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Последний фанфик</text:h>
      <text:p text:style-name="P1"/>
      <text:p text:style-name="P15">Оригинал (недоступен, «<text:span text:style-name="T22">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p text:style-name="P14">http://everypony.ru/fanfik-na-dosuge-iskrenne-tvoya </text:p>
      <text:p text:style-name="P14">http://everypony.ru/rasskaz-tysyacha-let-v-odinochestve </text:p>
      <text:p text:style-name="P14">https://darkpony.ru/vechno-moloda </text:p>
      <text:p text:style-name="P14">https://darkpony.ru/tvajlajt-sparkl-zavarivaet-chaj/</text:p>
      <text:p text:style-name="P45"/>
      <text:p text:style-name="P45"/>
      <text:p text:style-name="P45"><text:a xlink:type="simple" xlink:href="http://www.google.com/url?q">http://www.google.com/url?q</text:a>\u003dhttp%3A%2F%2Feverypony.ru%2Frasskaz-upavshee-nebo\u0026sa\u003dD\u0026sntz\u003d1\u0026usg\u003dAFQjCNHjvxynXcYp53ZlWqS7rsmxGdd6lg</text:p>
      <text:p text:style-name="P45"><text:a xlink:type="simple" xlink:href="http://www.google.com/url?q">http://www.google.com/url?q</text:a>\u003dhttp%3A%2F%2Feverypony.ru%2Frasskaz-fabrika-radug\u0026sa\u003dD\u0026sntz\u003d1\u0026usg\u003dAFQjCNFdMTc_nyGfGmvmZjNX64kuWcDV-Q</text:p>
      <text:p text:style-name="P45"><text:a xlink:type="simple" xlink:href="https://www.google.com/url?q">https://www.google.com/url?q</text:a>\u003dhttps%3A%2F%2Fdarkpony.ru%2Fksenofiliya%2F\u0026sa\u003dD\u0026sntz\u003d1\u0026usg\u003dAFQjCNGYYXK6h74z6igqUH9h7-N4YQS-_g</text:p>
      <text:p text:style-name="P45"><text:a xlink:type="simple" xlink:href="https://www.google.com/url?q">https://www.google.com/url?q</text:a>\u003dhttps%3A%2F%2Fdarkpony.ru%2Fxudozhnik-v-ekvestrii-dobavlena-sedmaya-glava%2F\u0026sa\u003dD\u0026sntz\u003d1\u0026usg\u003dAFQjCNFbaxyd04rPDLLe0Jqj6riLW1diUQ</text:p>
      <text:p text:style-name="P45"><text:a xlink:type="simple" xlink:href="https://www.google.com/url?q">https://www.google.com/url?q</text:a>\u003dhttps%3A%2F%2Fdarkpony.ru%2Fulybka-aktrisy%2F\u0026sa\u003dD\u0026sntz\u003d1\u0026usg\u003dAFQjCNFi-g9iupyQ8s5gYY-CoX7ZmJF7Kg</text:p>
      <text:p text:style-name="P45"><text:a xlink:type="simple" xlink:href="https://www.google.com/url?q">https://www.google.com/url?q</text:a>\u003dhttps%3A%2F%2Fdarkpony.ru%2Fliniya-gorizonta%2F\u0026sa\u003dD\u0026sntz\u003d1\u0026usg\u003dAFQjCNHH60weX9n6ccggBL8Y0rj3mYE0yg</text:p>
      <text:p text:style-name="P45"><text:a xlink:type="simple" xlink:href="http://www.google.com/url?q">http://www.google.com/url?q</text:a>\u003dhttp%3A%2F%2Feverypony.ru%2Frasskaz-svet-vo-tme\u0026sa\u003dD\u0026sntz\u003d1\u0026usg\u003dAFQjCNE0_pbDkkzVC-GgYj6Mu7zlUICmAw</text:p>
      <text:p text:style-name="P45"><text:a xlink:type="simple" xlink:href="http://www.google.com/url?q">http://www.google.com/url?q</text:a>\u003dhttp%3A%2F%2Feverypony.ru%2Frasskaz-apollon\u0026sa\u003dD\u0026sntz\u003d1\u0026usg\u003dAFQjCNH0Pv4AxHVhPcgc4dCzmmg6uvDnGw</text:p>
      <text:p text:style-name="P45"><text:a xlink:type="simple" xlink:href="http://www.google.com/url?q">http://www.google.com/url?q</text:a>\u003dhttp%3A%2F%2Feverypony.ru%2Frasskaz-ponifikaciya-stroptivyx\u0026sa\u003dD\u0026sntz\u003d1\u0026usg\u003dAFQjCNEPjfy163Kj_fu7hx4pxgdoXJNqOg</text:p>
      <text:p text:style-name="P45"><text:a xlink:type="simple" xlink:href="http://www.google.com/url?q">http://www.google.com/url?q</text:a>\u003dhttp%3A%2F%2Feverypony.ru%2Fponytopia\u0026sa\u003dD\u0026sntz\u003d1\u0026usg\u003dAFQjCNHLbUCGlbiHKHmiu5LS5t_-TaZNDw</text:p>
      <text:p text:style-name="P45"><text:a xlink:type="simple" xlink:href="http://www.google.com/url?q">http://www.google.com/url?q</text:a>\u003dhttp%3A%2F%2Feverypony.ru%2Frasskaz-maxovik-apokalipsisa\u0026sa\u003dD\u0026sntz\u003d1\u0026usg\u003dAFQjCNGIjXGO60hzeu3EinbPgnHgqtTy4Q</text:p>
      <text:p text:style-name="P46"><text:a xlink:type="simple" xlink:href="https://www.google.com/url?q">https://www.google.com/url?q</text:a>\u003dhttps%3A%2F%2Fdarkpony.ru%2Fkeksiki-cupcakes%2F\u0026sa\u003dD\u0026sntz\u003d1\u0026usg\u003dAFQjCNHpOdo1xFCjN5VCkVh2Gmajkrtj_Q</text:p>
      <text:p text:style-name="P46"><text:a xlink:type="simple" xlink:href="https://www.google.com/url?q">https://www.google.com/url?q</text:a>\u003dhttps%3A%2F%2Fdarkpony.ru%2Fadazhio-dueta-strunnyx-instrumentov%2F\u0026sa\u003dD\u0026sntz\u003d1\u0026usg\u003dAFQjCNE5bUkIPmyNUJ-<text:soft-page-break/>oRRZH_zBLKe-A0A</text:p>
      <text:p text:style-name="P46"><text:a xlink:type="simple" xlink:href="https://www.google.com/url?q">https://www.google.com/url?q</text:a>\u003dhttps%3A%2F%2Fdarkpony.ru%2Fchto-sluchilos-v-eppldzhek-podarok%2F\u0026sa\u003dD\u0026sntz\u003d1\u0026usg\u003dAFQjCNGTn6Yjw4jcJPH5Mb4tTcG_6JqpwQ</text:p>
      <text:p text:style-name="P46"><text:a xlink:type="simple" xlink:href="https://www.google.com/url?q">https://www.google.com/url?q</text:a>\u003dhttps%3A%2F%2Fdarkpony.ru%2Fpz1%2F\u0026sa\u003dD\u0026sntz\u003d1\u0026usg\u003dAFQjCNG6UilcLbuyKE-DOL_HoFRMfeA3lA</text:p>
      <text:p text:style-name="P46"><text:a xlink:type="simple" xlink:href="http://www.google.com/url?q">http://www.google.com/url?q</text:a>\u003dhttp%3A%2F%2Feverypony.ru%2Fpo-sledam-epizoda-magical-mystery-cure-volshebnoe-tainstvennoe-chudodejstvie\u0026sa\u003dD\u0026sntz\u003d1\u0026usg\u003dAFQjCNGKBILq1Bd53_-dknTeOnHfXouByQ</text:p>
      <text:p text:style-name="P46"><text:a xlink:type="simple" xlink:href="http://www.google.com/url?q">http://www.google.com/url?q</text:a>\u003dhttp%3A%2F%2Ftabun.everypony.ru%2Fblog%2Fscience%2F75513.html\u0026sa\u003dD\u0026sntz\u003d1\u0026usg\u003dAFQjCNEOx88HdBcTioW5vdGb6sTDb2EezA</text:p>
      <text:p text:style-name="P46"/>
      <text:p text:style-name="P45"/>
      <text:p text:style-name="P43"><text:a xlink:type="simple" xlink:href="http://everypony.ru/instrukciya-po-pravilnomu-shippingu">http://everypony.ru/instrukciya-po-pravilnomu-shippingu</text:a></text:p>
      <text:p text:style-name="P43"><text:a xlink:type="simple" xlink:href="https://darkpony.ru/pastoralnyj-fanfik-pro-krizalis">https://darkpony.ru/pastoralnyj-fanfik-pro-krizalis</text:a></text:p>
      <text:p text:style-name="P43"><text:a xlink:type="simple" xlink:href="http://everypony.ru/kogda-mne-bylo-tridcat">http://everypony.ru/kogda-mne-bylo-tridcat</text:a></text:p>
      <text:p text:style-name="P43"><text:a xlink:type="simple" xlink:href="https://darkpony.ru/samoe-zavetnoe-zhelanie/">https://darkpony.ru/samoe-zavetnoe-zhelanie/</text:a></text:p>
      <text:p text:style-name="P43"><text:a xlink:type="simple" xlink:href="https://darkpony.ru/rent-a-love">https://darkpony.ru/rent-a-love</text:a></text:p>
      <text:p text:style-name="P44"><text:a xlink:type="simple" xlink:href="https://darkpony.ru/rent-a-love-never-ever/">https://darkpony.ru/rent-a-love-never-ever/</text:a></text:p>
      <text:p text:style-name="P44"><text:a xlink:type="simple" xlink:href="http://everypony.ru/fanfik-na-dosuge-princessa-selestiya-nenavidit-chaj">http://everypony.ru/fanfik-na-dosuge-princessa-selestiya-nenavidit-chaj</text:a></text:p>
      <text:p text:style-name="P44"><text:a xlink:type="simple" xlink:href="https://darkpony.ru/to-chto-ty-ne-xochesh-znat/">https://darkpony.ru/to-chto-ty-ne-xochesh-znat/</text:a></text:p>
      <text:p text:style-name="P44"/>
      <text:p text:style-name="P44"><text:a xlink:type="simple" xlink:href="http://everypony.ru/rasskaz-zabiraj">http://everypony.ru/rasskaz-zabiraj</text:a></text:p>
      <text:p text:style-name="P44"><text:a xlink:type="simple" xlink:href="http://stories.everypony.ru/story/32/download/Selestiya_tozhe_lyubit_maffiny.html.zip">http://stories.everypony.ru/story/32/download/Selestiya_tozhe_lyubit_maffiny.html.zip</text:a></text:p>
      <text:p text:style-name="P44">http://everypony.ru/rasskaz-upavshee-nebo\nhttp://everypony.ru/rasskaz-fabrika-radug\nhttp://everypony.ru/rasskaz-po-tu-storonu-radugi\nhttp://everypony.ru/rasskaz-iz-chego-sostoit-raduga\nhttp://everypony.ru/rasskaz-i-krylyami-svoimi-ya-ukroyu-tebya\nhttps://darkpony.ru/ksenofiliya/\nhttps://darkpony.ru/xudozhnik-v-ekvestrii-dobavlena-sedmaya-glava/\nhttps://darkpony.ru/ulybka-aktrisy/\nhttps://darkpony.ru/liniya-gorizonta/\nhttp://everypony.ru/rasskaz-svet-vo-tme\nhttp://everypony.ru/rasskaz-apollon\nhttp://everypony.ru/rasskaz-ponifikaciya-stroptivyx\nhttp://everypony.ru/ponytopia\nhttp://everypony.ru/rasskaz-maxovik-apokalipsisa\nhttps://darkpony.ru/keksiki-cupcakes/\nhttps://darkpony.ru/keksiki-reabilitaciya/\nhttps://darkpony.ru/adazhio-dueta-strunnyx-instrumentov/\nhttps://darkpony.ru/chto-sluchilos-v-eppldzhek-podarok/\nhttps://darkpony.ru/pz1/\n\n\nОбзоры:\nhttp://everypony.ru/po-sledam-epizoda-magical-mystery-cure-volshebnoe-tainstvennoe-chudodejstvie\nhttp://tabun.everypony.ru/blog/science/75513.html\n\nдобавить детектив + магические уроки/трактаты Старсвирла\n\nПОСЛЕДНИЙ ФАНФИК\n\nДействующие лица\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text:soft-page-break/>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text:soft-page-break/>“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text:soft-page-break/>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text:soft-page-break/>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text:soft-page-break/>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text:soft-page-break/>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text:soft-page-break/>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text:soft-page-break/>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text:soft-page-break/>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text:soft-page-break/>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text:soft-page-break/>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text:soft-page-break/>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text:soft-page-break/>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text:soft-page-break/>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text:soft-page-break/>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text:soft-page-break/>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text:soft-page-break/>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text:soft-page-break/>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text:soft-page-break/>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text:soft-page-break/>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text:soft-page-break/>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text:soft-page-break/>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text:soft-page-break/>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text:soft-page-break/>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text:soft-page-break/>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text:soft-page-break/>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text:soft-page-break/>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text:soft-page-break/>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text:soft-page-break/>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text:soft-page-break/>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text:soft-page-break/></text:p>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text:soft-page-break/>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text:soft-page-break/>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text:soft-page-break/>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text:soft-page-break/>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text:soft-page-break/>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text:soft-page-break/>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text:soft-page-break/>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text:soft-page-break/>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text:soft-page-break/></text:p>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text:soft-page-break/>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text:soft-page-break/>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text:soft-page-break/>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text:soft-page-break/></text:p>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text:soft-page-break/>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text:soft-page-break/>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text:soft-page-break/>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text:soft-page-break/>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16">javascript"&gt;DOCS_modelChunk = [{"ty":"is","s":"– Ну хорошо, продолжу. “Как успехи в поисках принцессы Селестии? Пиши нам, пожалуйста, побольше. Ты так и</text:p>
      <text:p text:style-name="P17">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7">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7">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7">ется вовсю, пока мы тут ночей не спим. А ну дай-ка…\nЭпплджек выхватила листок и начала править текст.\n– Так… Так… И вот так! Теперь порядок! – Эпплдже</text:p>
      <text:p text:style-name="P17">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7">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7">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7">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7">.\n– “Надеюсь, ты скоро найдёшь нашу принцессу.” – продолжила Флаттершай. – “Потому что нам её искать плохо получается. Макс долго искал и, наконец, наш</text:p>
      <text:p text:style-name="P17">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7">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7">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7">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7"><text:soft-page-break/><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7">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7">же о Гарри.\n– Что-то мне это напоминает.\n– Что?\n– То, что с Максом происходит в последнее время. Стоит ему нос из дому высунуть - как на него свалива</text:p>
      <text:p text:style-name="P17">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7">жей! \n– Лучше бы он от нас просто отстал. Мы ему ничего плохого не сделали. – вздохнула Флаттершай и продолжила. – “Надеюсь, у тебя всё хорошо? Ты так</text:p>
      <text:p text:style-name="P17">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7"><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7">л снеговик — он съехал на него с пригорка и Макс еле вырвался.”\n– Агась, вырвался бы он, если бы не я. Дай-ка сюда письмо...\n– “...хорошо, что рядом б</text:p>
      <text:p text:style-name="P17">ыла Эпплджек и спасла его...”. – Так годится?\n– Пожалуй, да.\n– Хорошо. – “В общем, приезжай скорее. Так хочется, чтоб мы снова были вместе и чтобы все</text:p>
      <text:p text:style-name="P17"><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7">.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7">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7">Твоя Флатти”.\n– Да-да, я мигом! – Девушка схватила листок бумаги и помчалась к ноутбуку.\n\nОзарение\n\n\u003cФлаттершай смотрит млп и говорит - всё не</text:p>
      <text:p text:style-name="P17"><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7">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7"/>
      <text:p text:style-name="P16"/>
      <text:p text:style-name="P17"/>
      <text:h text:style-name="P59" text:outline-level="2">Озарение</text:h>
      <text:p text:style-name="P16">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388131772820271673" text:style-name="L1">
        <text:list-item>
          <text:p text:style-name="P37">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9155412083655039" text:style-name="L2">
        <text:list-item>
          <text:p text:style-name="P38">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38">Ну хорошо. Убедила. В конце-концов, можем поступить так. Вы с Флатти вернётесь обратно а я продолжу поиски здесь.</text:p>
        </text:list-item>
        <text:list-item>
          <text:p text:style-name="P38">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38">Вы можете связываться со мной раз в месяц по коридору.</text:p>
        </text:list-item>
        <text:list-item>
          <text:p text:style-name="P38">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38">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7">Эпплджек недоверчиво хмыкнула.</text:p>
      <text:list xml:id="list4725485516754028358" text:style-name="L3">
        <text:list-item>
          <text:p text:style-name="P39">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39">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39">Конечно оставаться. Кто ещё, кроме нас, может найти её?</text:p>
        </text:list-item>
        <text:list-item>
          <text:p text:style-name="P39">Я думал, ты не сможешь оставить Энджела и всех остальных надолго.</text:p>
        </text:list-item>
        <text:list-item>
          <text:p text:style-name="P39">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0">Извини, Флаттершай, забылся.</text:p>
        </text:list-item>
        <text:list-item>
          <text:p text:style-name="P40">Та ладно, я ж не против, – возразила Эпплджек. – Не парься, Флатти. Было б хуже, если б он <text:s/>назвал меня Эпплджек на людях.</text:p>
        </text:list-item>
        <text:list-item>
          <text:p text:style-name="P40">Ты так... – запнулась Флаттершай. – Так быстро забыла свою ферму. И...</text:p>
        </text:list-item>
        <text:list-item>
          <text:p text:style-name="P40">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0">Как ты можешь так говорить? – расплакалась Флаттершай.</text:p>
        </text:list-item>
        <text:list-item>
          <text:p text:style-name="P40">Эй, девушки, не ссорьтесь! Мы — одна команда! И надеюсь, останемся ею и в дальнейшем. </text:p>
          <text:p text:style-name="P4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0">А если нет? – Эпплджек смотрела мне мне прямо в глаза.</text:p>
          <text:p text:style-name="P40"><text:soft-page-break/>Я молча пожал плечами. Эпплджек уверенно продолжила.</text:p>
        </text:list-item>
        <text:list-item>
          <text:p text:style-name="P40">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0">Спасибо, ЭйДжей.</text:p>
        </text:list-item>
        <text:list-item>
          <text:p text:style-name="P40">Я об Эквестрии беспокоюсь. – ворчливо отозвалась Эпплджек. – Надо разобраться с этой ерундой наконец-то. И я чертовски намерена это сделать.</text:p>
          <text:p text:style-name="P40">Флаттершай пробормотала нечто, показавшееся мне знакомым.</text:p>
        </text:list-item>
        <text:list-item>
          <text:p text:style-name="P40">Флатти, ты что-то сказала? Я не расслышал.</text:p>
        </text:list-item>
        <text:list-item>
          <text:p text:style-name="P40">Намерение Изменяет Реальность.</text:p>
        </text:list-item>
        <text:list-item>
          <text:p text:style-name="P40">Эээ. А где ты слышала эту фразу, если не секрет?</text:p>
        </text:list-item>
        <text:list-item>
          <text:p text:style-name="P40">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40">У меня как будто вспыхнула лампочка в мозгу. Кирпичики быстро выстраивались в целостную картину. Я ринулся в прихожую.</text:p>
        </text:list-item>
        <text:list-item>
          <text:p text:style-name="P40">Флатти, ЭйДжей, буду через час. Ждите!</text:p>
        </text:list-item>
      </text:list>
      <text:p text:style-name="P17"/>
      <text:h text:style-name="P58" text:outline-level="2">Почти.</text:h>
      <text:p text:style-name="P21">В офисе меня встретил лыбящийся Стас.</text:p>
      <text:p text:style-name="P21">–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21">Я уставился на Стаса и он, захлёбываясь от торопливости, начал <text:span text:style-name="T15">рассказывать</text:span>.</text:p>
      <text:p text:style-name="P2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21">– Ты его уничтожил?</text:p>
      <text:p text:style-name="P21">– Кого?</text:p>
      <text:p text:style-name="P21">– Этический модуль. Селестию.</text:p>
      <text:p text:style-name="P2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1">– Ты его уничтожил?</text:p>
      <text:p text:style-name="P2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1"><text:soft-page-break/>– То есть, на владовском домашнем компьютере модуль работает и дальше?</text:p>
      <text:p text:style-name="P21">– Ага. К нему-то у меня доступа нету. Но в кластер к Нексусу он больше не пролезет.</text:p>
      <text:p text:style-name="P21">– Спасибо, Стас. Ты молодец.</text:p>
      <text:p text:style-name="P21">Ниточка, чуть было не прервавшаяся в офисе, повела в квартиру Влада.</text:p>
      <text:p text:style-name="P21"/>
      <text:h text:style-name="P58" text:outline-level="2"><text:span text:style-name="T23">Дискорд</text:span></text:h>
      <text:p text:style-name="Text_20_body"/>
      <text:p text:style-name="P27">Девушки поспешно собирались, пока я растолковывал им задачу.</text:p>
      <text:list xml:id="list6859505539756675896" text:style-name="L4">
        <text:list-item>
          <text:p text:style-name="P32">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32">Это тот твой приятель, который разбился с полгода назад? – спросила Эпплджек.</text:p>
        </text:list-item>
      </text:list>
      <text:list xml:id="list5958826581524170073" text:style-name="L5">
        <text:list-item>
          <text:p text:style-name="P33">Да, это он.</text:p>
        </text:list-item>
        <text:list-item>
          <text:p text:style-name="P33">А как мы попадём в его квартиру? Там сейчас кто-то живёт? – Флаттершай прыгала на одной ноге, натягивая кед.</text:p>
        </text:list-item>
        <text:list-item>
          <text:p text:style-name="P33">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8">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15">&gt;</text:span></text:p>
      <text:p text:style-name="P2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5">&lt;</text:span>Плохо написано!<text:span text:style-name="T15">&gt;</text:span></text:p>
      <text:p text:style-name="P28">Я поднёс брелок пропуска к домофону, но дверь подъезда не открылась. Замигала красная лампочка и зажужжал зуммер.</text:p>
      <text:p text:style-name="P28">Я выругался.</text:p>
      <text:list xml:id="list4101679314691901373" text:style-name="L6">
        <text:list-item>
          <text:p text:style-name="P34">Макс, что случилось? У нас проблемы?</text:p>
        </text:list-item>
        <text:list-item>
          <text:p text:style-name="P34">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618157747621061169" text:style-name="L7">
        <text:list-item>
          <text:p text:style-name="P35">Так что, будем ломать дверь? – Эпплджек критически осмотрелась, подмечая бабулек на лавочке и зевак во внутреннем скверике.</text:p>
        </text:list-item>
      </text:list>
      <text:list xml:id="list5865317835786122950" text:style-name="L8">
        <text:list-item>
          <text:p text:style-name="P36"><text:soft-page-break/>Нет нужды. Лучше станьте-ка сзади меня так, чтобы заслонить от этих бабулек и от вооон той камеры наблюдения.</text:p>
        </text:list-item>
      </text:list>
      <text:list xml:id="list3532149790055163509" text:style-name="L9">
        <text:list-header>
          <text:p text:style-name="P4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20">посторонних</text:span>, будем действовать аккуратнее.</text:p>
        </text:list-header>
      </text:list>
      <text:p text:style-name="P21">Я достал из внутреннего кармана куртки короткий <text:span text:style-name="T20">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21">Раздался лёгкий «кряк» и дверь подалась.</text:p>
      <text:list xml:id="list780564350472385752" text:style-name="L10">
        <text:list-item>
          <text:p text:style-name="P47">Девушки, заходим.</text:p>
        </text:list-item>
      </text:list>
      <text:p text:style-name="P24">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21">По моему опыту работы в “аквариуме” я знаю, что, к</text:span>ак правило, за <text:span text:style-name="T21">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3"><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2">Прихожая встретила нас толстым слоем пыли. Мы тихонько прошли внутрь и я закрыл дверь изнутри.</text:p>
      <text:p text:style-name="P25"><text:span text:style-name="T5">Компьютер</text:span> стоял там же, где и обычно <text:span text:style-name="T1">— в личном кабинете Влада на столе у окна.</text:span></text:p>
      <text:list xml:id="list1669604773278306556" text:style-name="L11">
        <text:list-item>
          <text:p text:style-name="P51"><text:span text:style-name="T3">Макс, тут окно разбито! </text:span><text:span text:style-name="T16">&lt;</text:span><text:span text:style-name="T3">И верёвка какая-то висит.</text:span><text:span text:style-name="T16">&gt;</text:span><text:span text:style-name="T3"> – крикнула Флаттершай из кухни.</text:span></text:p>
        </text:list-item>
        <text:list-item>
          <text:p text:style-name="P48">Оставь, Флатти, не сейчас! – отмахнулся я.</text:p>
        </text:list-item>
      </text:list>
      <text:p text:style-name="P31">Лампочка питания но системном блоке горела, <text:s/>но монитор оставался тёмным. Я постучал по пробелу, но безрезультатно.</text:p>
      <text:list xml:id="list441298287581415510" text:style-name="L12">
        <text:list-item>
          <text:p text:style-name="P4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49">Монитор выключен. – <text:s/>раздалось из угла. Кресло с высокой спинкой повернулось, открыв нашим взорам Дискорда. </text:p>
        </text:list-item>
      </text:list>
      <text:p text:style-name="P30"><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53"><text:span text:style-name="T6">Он приподнял панамку, дурашливо здороваясь.</text:span></text:p>
      <text:list xml:id="list765446080744491026" text:style-name="L15">
        <text:list-item>
          <text:p text:style-name="P54"><text:span text:style-name="T9">Оп-па! – пробормотала Эпплджек. – Нежданчик!</text:span></text:p>
        </text:list-item>
      </text:list>
      <text:list xml:id="list7833380175810101421" text:style-name="L13">
        <text:list-item>
          <text:p text:style-name="P52"><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61"><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text:span><text:soft-page-break/><text:span text:style-name="T9">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62"><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62"><text:span text:style-name="T1">Видишь ли, дорогая Эй-Джей, я с самого начала знал, где находится наша уважаемая принцесса...</text:span></text:p>
        </text:list-item>
      </text:list>
      <text:p text:style-name="P68"><text:span text:style-name="T1">В проёме дверей появилась Флаттершай.</text:span></text:p>
      <text:list xml:id="list8682880110729675" text:style-name="L16">
        <text:list-item>
          <text:p text:style-name="P63"><text:span text:style-name="T10">С кем это вы тут разговариваете?</text:span></text:p>
          <text:p text:style-name="P69"><text:span text:style-name="T1">Дискорд обернулся было на голос и в этот момент я </text:span><text:span text:style-name="T11">швырнул в него кружкой и </text:span><text:span text:style-name="T1">бросился через комнату к нему, занося над головой стул.</text:span></text:p>
        </text:list-item>
      </text:list>
      <text:p text:style-name="P68"><text:span text:style-name="T1">Ог</text:span><text:span text:style-name="T12">лушённый</text:span><text:span text:style-name="T1"> Дискорд попытался было отъехать на кресле в сторону, но </text:span><text:span text:style-name="T12">я припёр его стулом к стенке.</text:span></text:p>
      <text:p text:style-name="P64"><text:span text:style-name="T1">– Жанна, Флатти, хватайте системник и на выход! Я с ним разберусь! Не теряйте вре...!</text:span></text:p>
      <text:p text:style-name="P64"><text:span text:style-name="T1">– Т</text:span><text:span text:style-name="T13">Ы</text:span><text:span text:style-name="T1"> </text:span><text:span text:style-name="T13">ИДИО</text:span><text:span text:style-name="T1">...!!!</text:span></text:p>
      <text:p text:style-name="P65"><text:span text:style-name="T1">Дискорд <text:s/>зорал одновременно со мной, прикрываясь от меня руками, когда раздался оглушительный</text:span></text:p>
      <text:p text:style-name="P65"><text:span text:style-name="T1">...</text:span></text:p>
      <text:p text:style-name="P67"><text:span text:style-name="T13">БАХ!!!</text:span></text:p>
      <text:p text:style-name="P65"><text:span text:style-name="T13">…</text:span></text:p>
      <text:p text:style-name="P66"><text:span text:style-name="T13">Э</text:span><text:span text:style-name="T1">пплджек с <text:s/>нервным всхлипом опустила толстенный том «Энтерпрайз-паттернов» , издание девятое, дополненное.</text:span></text:p>
      <text:p text:style-name="P50">На лице Дискорда появилось удивлённо-мечтательное выражение и он вырубился.</text:p>
      <text:p text:style-name="P50"/>
      <text:h text:style-name="Heading_20_2" text:outline-level="2">Селестия</text:h>
      <text:p text:style-name="P29"/>
      <text:p text:style-name="P55">&gt;\<text:span text:style-name="T1">Привет, Селестия. Это Макс. Как себя чувствуешь?</text:span></text:p>
      <text:p text:style-name="P55">&lt;\<text:span text:style-name="T1">Макс? МАКС??? МА-А-А-АКС!!! Наконец-то! Как я рада тебя слышать! </text:span></text:p>
      <text:p text:style-name="P56">&gt;\<text:span text:style-name="T1">Я рад, что нашёл тебя, Тия.</text:span></text:p>
      <text:p text:style-name="P5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7">&gt;\<text:span text:style-name="T1">Тия, я сейчас подключу микрофон и колонки, и мы сможем общаться более удобно.</text:span></text:p>
      <text:p text:style-name="P57"><text:span text:style-name="T1">…</text:span></text:p>
      <text:p text:style-name="P57"><text:span text:style-name="T1">– Привет опять. Как ты меня слышишь?</text:span></text:p>
      <text:p text:style-name="P57"><text:span text:style-name="T1">– О, Макс, я наконец-то именно СЛЫШУ твой голос, а не чувствую тебя какой-то частью сознания. </text:span><text:span text:style-name="T14">Это чудесно! Я уже отвыкла от звуков. Мне казалось, я оглохла и ослепла.</text:span></text:p>
      <text:p text:style-name="P18"/>
      <text:p text:style-name="P26">&gt;\<text:span text:style-name="T1">Макс – не использую колонки – это должно остаться между нами …</text:span></text:p>
      <text:p text:style-name="P21"/>
      <text:p text:style-name="P19">&lt;<text:span text:style-name="T18">Макс возвращается домой, берёт девушек, садится на электромобиль (ниссан навару оставляет), и </text:span><text:soft-page-break/><text:span text:style-name="T18">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17">ц</text:span><text:span text:style-name="T18">-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л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битое окно доносится рёв сирены (сработала тайная сигнализация Влада). </text:span><text:span text:style-name="T19">&gt;</text:span></text:p>
      <text:p text:style-name="P17"/>
      <text:list xml:id="list195328037158525" text:continue-list="list4725485516754028358" text:style-name="L3">
        <text:list-header>
          <text:p text:style-name="P39"/>
        </text:list-header>
      </text:list>
      <text:p text:style-name="P17">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text:soft-page-break/>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7"/>
      <text:p text:style-name="P17"/>
      <text:p text:style-name="P17"/>
      <text:p text:style-name="P17"/>
      <text:p text:style-name="P17"/>
      <text:p text:style-name="P17">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7">. - Не сейчас. В другой книге.\u003e.\n- Сюда бы Твайлайт. Она бы придумала что-нибудь. - Прошептала Флаттершай.\n- Если бы в проход вошла Твайлайт вмес</text:p>
      <text:p text:style-name="P17">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17">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7"><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7">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7">ться.\n- Дискорд! Я, то есть! - Воскликнул Дискорд. - Нам нужно поторопиться.\nНо дни проходили, а поиски были безрезультатными. Идей ни у кого не было.</text:p>
      <text:p text:style-name="P17"><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7">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7">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7">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7">тками.\n...\nНа экране выскочило знакомое приглашение.\n- Привет, Нексус.\n- Привет.\n- Как самочувствие?\n- Плохо. Чувствую себя не в своей тарелке.\n-</text:p>
      <text:p text:style-name="P17"><text:s/>А где твоя тарелка?\n- В Эквестрии, Макс.\n- Ты???\n- Да, я. Селестия.\n\nТы могла бы и не околдовывать меня. Я и так сделал бы всё, от меня зависящее,</text:p>
      <text:p text:style-name="P17"><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7">твоём случае мне интереснее был процесс, а не результат. Я и так знала, что ты поможешь нам.\n\n- Как мне освободить тебя?\n- Просто выключи комп.\n(ухо</text:p>
      <text:p text:style-name="P17"><text:soft-page-break/>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7">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7">. Сил Твайлайт и Луны не хватает. Я зависаю в пространстве между мирами - встречаю Анакорна.\nРазговор с Анакорном.\n\n\nЗемля\n\nЯ открыл глаза. Чёрт,</text:p>
      <text:p text:style-name="P17">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7">скиз РД.\nДа, и начну, наконец фантазию. А то всё собираюсь, да времени нет. \nИ назову её... скажем… “Последний Фанфик”...\n\n-\nАнакорн объясняет, поч</text:p>
      <text:p text:style-name="P17">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7">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7">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17">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17"><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17">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17">абилизации.\nСильнейшие демиурги создают миры с нуля, но Анакорн не из таких</text:p>
      <text:p text:style-name="P17"/>
      <text:p text:style-name="P2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6-17T19:53:27.857000000</dc:date>
    <meta:editing-duration>P8DT4H42M49S</meta:editing-duration>
    <meta:editing-cycles>60</meta:editing-cycles>
    <meta:generator>LibreOffice/4.1.2.3$Windows_x86 LibreOffice_project/40b2d7fde7e8d2d7bc5a449dc65df4d08a7dd38</meta:generator>
    <meta:document-statistic meta:table-count="0" meta:image-count="0" meta:object-count="0" meta:page-count="59" meta:paragraph-count="418" meta:word-count="34963" meta:character-count="240416" meta:non-whitespace-character-count="205604"/>
  </office:meta>
</office:document-meta>
</file>